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Preformatted_20_Text">
      <style:text-properties officeooo:paragraph-rsid="00071770"/>
    </style:style>
    <style:style style:name="P2" style:family="paragraph" style:parent-style-name="Preformatted_20_Text">
      <style:text-properties officeooo:rsid="00071770" officeooo:paragraph-rsid="00071770"/>
    </style:style>
    <style:style style:name="P3" style:family="paragraph" style:parent-style-name="Preformatted_20_Text">
      <style:text-properties officeooo:rsid="000823b7" officeooo:paragraph-rsid="000823b7"/>
    </style:style>
    <style:style style:name="P4" style:family="paragraph" style:parent-style-name="Preformatted_20_Text">
      <style:text-properties officeooo:rsid="000823b7" officeooo:paragraph-rsid="00085541"/>
    </style:style>
    <style:style style:name="P5" style:family="paragraph" style:parent-style-name="Preformatted_20_Text">
      <style:text-properties officeooo:rsid="00085541" officeooo:paragraph-rsid="00085541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7" style:family="paragraph" style:parent-style-name="Preformatted_20_Text">
      <style:text-properties officeooo:rsid="00091804" officeooo:paragraph-rsid="00091804"/>
    </style:style>
    <style:style style:name="T1" style:family="text">
      <style:text-properties officeooo:rsid="00071770"/>
    </style:style>
    <style:style style:name="T2" style:family="text">
      <style:text-properties officeooo:rsid="00085541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style:font-name="var ff-mono" fo:letter-spacing="normal" fo:font-style="normal" fo:font-weight="normal" officeooo:rsid="00085541" fo:background-color="transparent" loext:char-shading-value="0" loext:padding="0cm" loext:border="none"/>
    </style:style>
    <style:style style:name="T5" style:family="text">
      <style:text-properties fo:font-variant="normal" fo:text-transform="none" style:font-name="var ff-mono" fo:letter-spacing="normal" fo:font-style="normal" fo:font-weight="normal" officeooo:rsid="0009b2d7" fo:background-color="transparent" loext:char-shading-value="0" loext:padding="0cm" loext:border="none"/>
    </style:style>
    <style:style style:name="T6" style:family="text">
      <style:text-properties officeooo:rsid="00091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MAKE E CmakeLists.txt</text:p>
      <text:p text:style-name="P7"/>
      <text:p text:style-name="P7">cmake richiede la presenza di un file CmakeLists.txt </text:p>
      <text:p text:style-name="P7"/>
      <text:p text:style-name="P7">CMAKELISTS.TXT CAMPI :</text:p>
      <text:p text:style-name="Preformatted_20_Text"/>
      <text:p text:style-name="Preformatted_20_Text"># SETTA VERSIONE MINIMA DI CMAKE <text:span text:style-name="T6">OBBLIGATORIO IN PRIMA RIGA SEMPRE!!</text:span></text:p>
      <text:p text:style-name="Preformatted_20_Text"/>
      <text:p text:style-name="Preformatted_20_Text">cmake_minimum_required(VERSION 3.12.1)</text:p>
      <text:p text:style-name="Preformatted_20_Text"/>
      <text:p text:style-name="Preformatted_20_Text"># SETTA NOME PROGETTO</text:p>
      <text:p text:style-name="Preformatted_20_Text"/>
      <text:p text:style-name="Preformatted_20_Text">project (<text:span text:style-name="T1">NOME_PROGETTO</text:span>)</text:p>
      <text:p text:style-name="Preformatted_20_Text"/>
      <text:p text:style-name="Preformatted_20_Text"># SETTA NOME ESEGUIBILE E FILE SORGENTE DA COMPILARE</text:p>
      <text:p text:style-name="Preformatted_20_Text">add_executable(<text:span text:style-name="T1">NOME_ESEGUIBILE</text:span> main.cpp)</text:p>
      <text:p text:style-name="Preformatted_20_Text"/>
      <text:p text:style-name="Preformatted_20_Text"># SETTA TIPO DI BUILD RELEASE</text:p>
      <text:p text:style-name="Preformatted_20_Text">set(CMAKE_BUILD_TYPE Release)</text:p>
      <text:p text:style-name="Preformatted_20_Text"/>
      <text:p text:style-name="Preformatted_20_Text"># <text:span text:style-name="T1">SETTA TIPO DI BUILD</text:span> DEBUG</text:p>
      <text:p text:style-name="Preformatted_20_Text">#set(CMAKE_BUILD_TYPE Debug)</text:p>
      <text:p text:style-name="Preformatted_20_Text"/>
      <text:p text:style-name="Preformatted_20_Text"># SETTA DIRECTORY DEGLI INCLUDE</text:p>
      <text:p text:style-name="Preformatted_20_Text">#include_directories(<text:span text:style-name="T1">PERCORSO INCLUDE</text:span>)</text:p>
      <text:p text:style-name="Preformatted_20_Text"/>
      <text:p text:style-name="Preformatted_20_Text"># PER SETTAGGIO MANUALE DEI SORGENTI DA COMPILARE</text:p>
      <text:p text:style-name="Preformatted_20_Text">#set(SOURCES src/mainapp.cpp src/Student.cpp)</text:p>
      <text:p text:style-name="Preformatted_20_Text"># <text:span text:style-name="T6">VARIANTE</text:span> GLOB con wildcards:</text:p>
      <text:p text:style-name="Preformatted_20_Text">#file(GLOB SOURCES "src/*.cpp")</text:p>
      <text:p text:style-name="Preformatted_20_Text"><text:s/></text:p>
      <text:p text:style-name="Preformatted_20_Text"># Da usare per <text:span text:style-name="T1">GENERARE LIBRERIE</text:span> shared library invece che eseguibile</text:p>
      <text:p text:style-name="Preformatted_20_Text">#add_library(testStudent SHARED ${SOURCES})</text:p>
      <text:p text:style-name="Preformatted_20_Text"/>
      <text:p text:style-name="P1"># <text:span text:style-name="T6">Da usare </text:span>per <text:span text:style-name="T1">GENERARE </text:span>libreria statica invece che eseguibile</text:p>
      <text:p text:style-name="Preformatted_20_Text">#add_library(testStudent STATIC ${SOURCES})</text:p>
      <text:p text:style-name="Preformatted_20_Text"/>
      <text:p text:style-name="Preformatted_20_Text"># setta dir di installazione per make install</text:p>
      <text:p text:style-name="Preformatted_20_Text">#install(TARGETS testStudent DESTINATION /usr/lib)</text:p>
      <text:p text:style-name="Preformatted_20_Text">#install(TARGETS <text:span text:style-name="T1">NOME_ESEGUIBILE</text:span> DESTINATION /usr/bin)</text:p>
      <text:p text:style-name="Preformatted_20_Text"/>
      <text:p text:style-name="Preformatted_20_Text"># LINKARE A LIBRERIE <text:span text:style-name="T1">DINAMICHE</text:span></text:p>
      <text:p text:style-name="Preformatted_20_Text">#set ( PROJECT_LINK_LIBS libtestStudent.so )</text:p>
      <text:p text:style-name="P1"># directory contenente gli include</text:p>
      <text:p text:style-name="Preformatted_20_Text">#link_directories( ~/exploringBB/extras/cmake/studentlib_shared/build )</text:p>
      <text:p text:style-name="Preformatted_20_Text"><text:s/></text:p>
      <text:p text:style-name="P1"># LINKARE A LIBRERIE <text:span text:style-name="T1">STATICHE</text:span></text:p>
      <text:p text:style-name="Preformatted_20_Text">set ( PROJECT_LINK_LIBS libtestStudent.a )</text:p>
      <text:p text:style-name="Preformatted_20_Text"># directory contenente gli include</text:p>
      <text:p text:style-name="Preformatted_20_Text">include_directories(~/exploringBB/extras/cmake/studentlib_shared/include)</text:p>
      <text:p text:style-name="Preformatted_20_Text"/>
      <text:p text:style-name="Preformatted_20_Text"># LINKA <text:span text:style-name="T1">A LIBRERIA UTENTE</text:span></text:p>
      <text:p text:style-name="P1">target_link_libraries(<text:span text:style-name="T1">LIBRERIA UTENTE</text:span> ${PROJECT_LINK_LIBS} )</text:p>
      <text:p text:style-name="P1"/>
      <text:p text:style-name="P2">#SETTARE STANDARD C++20</text:p>
      <text:p text:style-name="P2">target_compile_features(NOME_ESEGUIBILE PRIVATE cxx_std_20)</text:p>
      <text:p text:style-name="P2"/>
      <text:p text:style-name="P7">#SETTARE COMPILATORE</text:p>
      <text:p text:style-name="P7"><text:span text:style-name="Source_20_Text"><text:span text:style-name="T3">set(CMAKE_C_COMPILER "gcc-4.2")</text:span></text:span></text:p>
      <text:p text:style-name="P6"><text:span text:style-name="Source_20_Text"><text:span text:style-name="T3">set(CMAKE_CXX_COMPILER "/usr/bin/g++-4.2")</text:span></text:span></text:p>
      <text:p text:style-name="P7"><text:span text:style-name="Source_20_Text"><text:span text:style-name="T3"/></text:span></text:p>
      <text:p text:style-name="P6"><text:span text:style-name="Source_20_Text"><text:span text:style-name="T3"/></text:span></text:p>
      <text:p text:style-name="P7"/>
      <text:p text:style-name="P2"/>
      <text:p text:style-name="P3"><text:soft-page-break/>ESECUZIONE DI CMAKE</text:p>
      <text:p text:style-name="P3"/>
      <text:p text:style-name="P4">cmake ../<text:tab/><text:tab/></text:p>
      <text:p text:style-name="P4"><text:span text:style-name="T2">E</text:span>segue cmake <text:span text:style-name="T2">(argomento =</text:span> <text:span text:style-name="T2">dir di CmakeLists.txt ), per evitare di riempire la dir principale dei file generati da cmake di solito si esegue cmake in una dir build</text:span></text:p>
      <text:p text:style-name="P3"/>
      <text:p text:style-name="P5">SCELTA DEL COMPILATORE</text:p>
      <text:p text:style-name="P5"/>
      <text:p text:style-name="P5"><text:span text:style-name="Source_20_Text"><text:span text:style-name="T3">set(CMAKE_C_COMPILER gcc)</text:span></text:span></text:p>
      <text:p text:style-name="P6"><text:span text:style-name="Source_20_Text"><text:span text:style-name="T3">set(CMAKE_CPP_COMPILER </text:span></text:span><text:span text:style-name="Source_20_Text"><text:span text:style-name="T4">g++</text:span></text:span><text:span text:style-name="Source_20_Text"><text:span text:style-name="T3">)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7T18:41:16.810000000</dc:date>
    <meta:editing-duration>PT1H18M34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49" meta:word-count="225" meta:character-count="1927" meta:non-whitespace-character-count="1744"/>
  </office:meta>
</office:document-meta>
</file>